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fur" svg:font-family="monofur" style:font-pitch="fixed"/>
    <style:font-face style:name="Daniel Black" svg:font-family="'Daniel Black'" style:font-pitch="variable"/>
    <style:font-face style:name="Jenna Sue" svg:font-family="'Jenna Sue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53cm" draw:marker-start-width="0.279cm" draw:marker-end-width="0.279cm" draw:fill="solid" draw:fill-color="#e3e7eb" draw:textarea-horizontal-align="justify" draw:textarea-vertical-align="bottom" draw:auto-grow-height="false" fo:min-height="4.899cm" fo:min-width="1.832cm" fo:padding-top="0.151cm" fo:padding-bottom="0.151cm" fo:padding-left="0.276cm" fo:padding-right="0.276cm"/>
    </style:style>
    <style:style style:name="gr2" style:family="graphic" style:parent-style-name="standard">
      <style:graphic-properties draw:stroke="solid" svg:stroke-width="0.053cm" draw:marker-start-width="0.279cm" draw:marker-end-width="0.279cm" draw:fill="solid" draw:fill-color="#eeeeee" draw:textarea-horizontal-align="justify" draw:textarea-vertical-align="middle" draw:auto-grow-height="false" fo:min-height="0.844cm" fo:min-width="5.115cm" fo:padding-top="0.151cm" fo:padding-bottom="0.151cm" fo:padding-left="0.276cm" fo:padding-right="0.276cm"/>
    </style:style>
    <style:style style:name="gr3" style:family="graphic" style:parent-style-name="standard">
      <style:graphic-properties draw:stroke="solid" svg:stroke-width="0.053cm" draw:marker-start-width="0.279cm" draw:marker-end-width="0.279cm" draw:fill="solid" draw:fill-color="#e0efd4" draw:textarea-horizontal-align="justify" draw:textarea-vertical-align="middle" draw:auto-grow-height="false" fo:min-height="0.844cm" fo:min-width="5.115cm" fo:padding-top="0.151cm" fo:padding-bottom="0.151cm" fo:padding-left="0.276cm" fo:padding-right="0.276cm"/>
    </style:style>
    <style:style style:name="gr4" style:family="graphic" style:parent-style-name="standard">
      <style:graphic-properties draw:stroke="solid" svg:stroke-width="0.053cm" draw:marker-start-width="0.279cm" draw:marker-end-width="0.279cm" draw:fill="solid" draw:fill-color="#ffe5ca" draw:textarea-horizontal-align="justify" draw:textarea-vertical-align="middle" draw:auto-grow-height="false" fo:min-height="0.844cm" fo:min-width="1.686cm" fo:padding-top="0.151cm" fo:padding-bottom="0.151cm" fo:padding-left="0.276cm" fo:padding-right="0.276cm"/>
    </style:style>
    <style:style style:name="gr5" style:family="graphic" style:parent-style-name="standard">
      <style:graphic-properties draw:stroke="none" draw:fill="none" fo:min-height="0.843cm"/>
    </style:style>
    <style:style style:name="gr6" style:family="graphic" style:parent-style-name="standard">
      <style:graphic-properties draw:stroke="none" draw:fill="none" fo:min-height="0.525cm"/>
    </style:style>
    <style:style style:name="gr7" style:family="graphic" style:parent-style-name="standard">
      <style:graphic-properties draw:stroke="solid" svg:stroke-width="0.053cm" draw:marker-start-width="0.279cm" draw:marker-end-width="0.279cm" draw:fill="solid" draw:fill-color="#ffe5ca" draw:textarea-horizontal-align="justify" draw:textarea-vertical-align="middle" draw:auto-grow-height="false" fo:min-height="0.844cm" fo:min-width="5.186cm" fo:padding-top="0.151cm" fo:padding-bottom="0.151cm" fo:padding-left="0.276cm" fo:padding-right="0.276cm"/>
    </style:style>
    <style:style style:name="gr8" style:family="graphic" style:parent-style-name="standard">
      <style:graphic-properties draw:stroke="dash" draw:stroke-dash="Ultrafine_20_Dashed" svg:stroke-width="0.053cm" draw:marker-start-width="0.279cm" draw:marker-end-width="0.279cm" draw:fill="solid" draw:fill-color="#c2e0ae" draw:textarea-horizontal-align="justify" draw:textarea-vertical-align="top" draw:auto-grow-height="false" fo:min-height="3.065cm" fo:min-width="1.855cm" fo:padding-top="0.151cm" fo:padding-bottom="0.151cm" fo:padding-left="0.276cm" fo:padding-right="0.276cm"/>
    </style:style>
    <style:style style:name="gr9" style:family="graphic" style:parent-style-name="standard">
      <style:graphic-properties draw:stroke="solid" svg:stroke-width="0.053cm" draw:marker-start-width="0.279cm" draw:marker-end-width="0.279cm" draw:fill="solid" draw:fill-color="#dfcce4" draw:textarea-horizontal-align="justify" draw:textarea-vertical-align="middle" draw:auto-grow-height="false" fo:min-height="0.844cm" fo:min-width="1.686cm" fo:padding-top="0.151cm" fo:padding-bottom="0.151cm" fo:padding-left="0.276cm" fo:padding-right="0.276cm"/>
    </style:style>
    <style:style style:name="gr10" style:family="graphic" style:parent-style-name="standard">
      <style:graphic-properties draw:stroke="solid" svg:stroke-width="0.053cm" draw:marker-start-width="0.279cm" draw:marker-end-width="0.279cm" draw:fill="solid" draw:fill-color="#fffbcc" draw:textarea-horizontal-align="justify" draw:textarea-vertical-align="middle" draw:auto-grow-height="false" fo:min-height="0.844cm" fo:min-width="1.686cm" fo:padding-top="0.151cm" fo:padding-bottom="0.151cm" fo:padding-left="0.276cm" fo:padding-right="0.276cm"/>
    </style:style>
    <style:style style:name="gr11" style:family="graphic" style:parent-style-name="standard">
      <style:graphic-properties draw:stroke="dash" draw:stroke-dash="Ultrafine_20_Dashed" svg:stroke-width="0.053cm" draw:marker-start-width="0.279cm" draw:marker-end-width="0.279cm" draw:fill="solid" draw:fill-color="#e3e7eb" draw:textarea-horizontal-align="justify" draw:textarea-vertical-align="bottom" draw:auto-grow-height="false" fo:min-height="5.774cm" fo:min-width="1.832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="none" fo:min-height="0.78cm"/>
    </style:style>
    <style:style style:name="gr13" style:family="graphic" style:parent-style-name="standard">
      <style:graphic-properties draw:stroke="dash" draw:stroke-dash="Ultrafine_20_Dashed" svg:stroke-width="0.053cm" draw:marker-start-width="0.279cm" draw:marker-end-width="0.279cm" draw:fill="solid" draw:fill-color="#c2e0ae" draw:textarea-horizontal-align="justify" draw:textarea-vertical-align="top" draw:auto-grow-height="false" fo:min-height="3.215cm" fo:min-width="0.484cm" fo:padding-top="0.151cm" fo:padding-bottom="0.151cm" fo:padding-left="0.276cm" fo:padding-right="0.276cm"/>
    </style:style>
    <style:style style:name="gr14" style:family="graphic" style:parent-style-name="standard">
      <style:graphic-properties draw:stroke="solid" svg:stroke-width="0.053cm" draw:marker-start-width="0.279cm" draw:marker-end-width="0.279cm" draw:fill="solid" draw:fill-color="#dfcce4" draw:textarea-horizontal-align="justify" draw:textarea-vertical-align="middle" draw:auto-grow-height="false" fo:min-height="0.886cm" fo:min-width="0.207cm" fo:padding-top="0.151cm" fo:padding-bottom="0.151cm" fo:padding-left="0.276cm" fo:padding-right="0.276cm"/>
    </style:style>
    <style:style style:name="gr15" style:family="graphic" style:parent-style-name="standard">
      <style:graphic-properties draw:stroke="solid" svg:stroke-width="0.053cm" draw:marker-start-width="0.279cm" draw:marker-end-width="0.279cm" draw:fill="solid" draw:fill-color="#fffbcc" draw:textarea-horizontal-align="justify" draw:textarea-vertical-align="middle" draw:auto-grow-height="false" fo:min-height="0.886cm" fo:min-width="0.208cm" fo:padding-top="0.151cm" fo:padding-bottom="0.151cm" fo:padding-left="0.276cm" fo:padding-right="0.276cm"/>
    </style:style>
    <style:style style:name="gr16" style:family="graphic" style:parent-style-name="standard">
      <style:graphic-properties draw:stroke="solid" svg:stroke-width="0.053cm" draw:marker-start-width="0.279cm" draw:marker-end-width="0.279cm" draw:fill="none" draw:fill-color="#ffffff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648cm" fo:min-width="0.398cm" fo:padding-top="0.151cm" fo:padding-bottom="0.151cm" fo:padding-left="0.276cm" fo:padding-right="0.276cm"/>
    </style:style>
    <style:style style:name="gr18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19" style:family="graphic" style:parent-style-name="standard">
      <style:graphic-properties draw:stroke="dash" draw:stroke-dash="Dashed_20__28_var_29_" svg:stroke-width="0.081cm" draw:marker-start-width="0.321cm" draw:marker-end-width="0.321cm" draw:fill="none" draw:textarea-horizontal-align="justify" draw:textarea-vertical-align="middle" draw:auto-grow-height="false" fo:min-height="1.43cm" fo:min-width="3.979cm" fo:padding-top="0.165cm" fo:padding-bottom="0.165cm" fo:padding-left="0.29cm" fo:padding-right="0.29cm"/>
    </style:style>
    <style:style style:name="gr20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648cm" fo:min-width="0.398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draw:marker-start-width="0.252cm" draw:marker-end-width="0.252cm" draw:fill="none" draw:fill-color="#729fcf" draw:textarea-horizontal-align="justify" draw:textarea-vertical-align="middle" draw:auto-grow-height="false" fo:min-height="0.648cm" fo:min-width="0.398cm" fo:padding-top="0.142cm" fo:padding-bottom="0.142cm" fo:padding-left="0.267cm" fo:padding-right="0.267cm" draw:shadow="hidden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solid" svg:stroke-width="0.053cm" draw:marker-start-width="0.279cm" draw:marker-end-width="0.279cm" draw:fill="solid" draw:fill-color="#eeeeee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24" style:family="graphic" style:parent-style-name="standard">
      <style:graphic-properties draw:stroke="solid" svg:stroke-width="0.053cm" draw:marker-start-width="0.279cm" draw:marker-end-width="0.279cm" draw:fill="solid" draw:fill-color="#fffbcc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25" style:family="graphic" style:parent-style-name="standard">
      <style:graphic-properties draw:stroke="solid" svg:stroke-width="0.053cm" draw:marker-start-width="0.279cm" draw:marker-end-width="0.279cm" draw:fill="solid" draw:fill-color="#ffe5ca" draw:opacity="45%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26" style:family="graphic" style:parent-style-name="standard">
      <style:graphic-properties draw:stroke="dash" draw:stroke-dash="Ultrafine_20_Dashed" svg:stroke-width="0.053cm" draw:marker-start-width="0.279cm" draw:marker-end-width="0.279cm" draw:fill="solid" draw:fill-color="#e0efd4" draw:opacity="41%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27" style:family="graphic" style:parent-style-name="objectwithoutfill">
      <style:graphic-properties svg:stroke-width="0.028cm" svg:stroke-color="#3465a4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28" style:family="graphic" style:parent-style-name="standard">
      <style:graphic-properties svg:stroke-width="0.028cm" draw:marker-start-width="0.242cm" draw:marker-end-width="0.242cm" draw:fill="none" draw:textarea-horizontal-align="justify" draw:textarea-vertical-align="bottom" draw:auto-grow-height="false" fo:min-height="0.564cm" fo:min-width="0.313cm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3e7eb"/>
      <style:paragraph-properties fo:text-align="center"/>
      <style:text-properties fo:color="#3465a4" style:font-name="Jenna Sue" fo:letter-spacing="0.06cm" fo:font-weight="bold" style:font-weight-asian="bold" style:font-weight-complex="bold"/>
    </style:style>
    <style:style style:name="P3" style:family="paragraph">
      <loext:graphic-properties draw:fill="solid" draw:fill-color="#eeeeee"/>
      <style:paragraph-properties fo:text-align="center"/>
      <style:text-properties fo:color="#3465a4" style:font-name="Jenna Sue" fo:letter-spacing="0.06cm" fo:font-weight="bold" style:font-weight-asian="bold" style:font-weight-complex="bold"/>
    </style:style>
    <style:style style:name="P4" style:family="paragraph">
      <loext:graphic-properties draw:fill="solid" draw:fill-color="#e0efd4"/>
      <style:paragraph-properties fo:text-align="center"/>
      <style:text-properties fo:color="#3465a4" style:font-name="Jenna Sue" fo:letter-spacing="0.06cm" fo:font-weight="bold" style:font-weight-asian="bold" style:font-weight-complex="bold"/>
    </style:style>
    <style:style style:name="P5" style:family="paragraph">
      <loext:graphic-properties draw:fill="solid" draw:fill-color="#ffe5ca"/>
      <style:paragraph-properties fo:text-align="center"/>
      <style:text-properties fo:color="#3465a4" style:font-name="Jenna Sue" fo:letter-spacing="0.06cm" fo:font-weight="bold" style:font-weight-asian="bold" style:font-weight-complex="bold"/>
    </style:style>
    <style:style style:name="P6" style:family="paragraph">
      <style:text-properties fo:font-size="22pt" style:font-size-asian="22pt" style:font-size-complex="22pt"/>
    </style:style>
    <style:style style:name="P7" style:family="paragraph">
      <loext:graphic-properties draw:fill="none"/>
      <style:text-properties fo:font-size="22pt" style:font-size-asian="22pt" style:font-size-complex="22pt"/>
    </style:style>
    <style:style style:name="P8" style:family="paragraph">
      <loext:graphic-properties draw:fill="solid" draw:fill-color="#c2e0ae"/>
      <style:paragraph-properties fo:text-align="center"/>
      <style:text-properties fo:color="#3465a4" style:font-name="Jenna Sue" fo:letter-spacing="0.06cm" fo:font-weight="bold" style:font-weight-asian="bold" style:font-weight-complex="bold"/>
    </style:style>
    <style:style style:name="P9" style:family="paragraph">
      <loext:graphic-properties draw:fill="solid" draw:fill-color="#dfcce4"/>
      <style:paragraph-properties fo:text-align="center"/>
      <style:text-properties fo:color="#3465a4" style:font-name="Jenna Sue" fo:letter-spacing="0.06cm" fo:font-weight="bold" style:font-weight-asian="bold" style:font-weight-complex="bold"/>
    </style:style>
    <style:style style:name="P10" style:family="paragraph">
      <loext:graphic-properties draw:fill="solid" draw:fill-color="#fffbcc"/>
      <style:paragraph-properties fo:text-align="center"/>
      <style:text-properties fo:color="#3465a4" style:font-name="Jenna Sue" fo:letter-spacing="0.06cm" fo:font-weight="bold" style:font-weight-asian="bold" style:font-weight-complex="bold"/>
    </style:style>
    <style:style style:name="P11" style:family="paragraph">
      <style:paragraph-properties fo:text-align="center"/>
      <style:text-properties fo:color="#3465a4" style:font-name="Jenna Sue" fo:font-weight="bold"/>
    </style:style>
    <style:style style:name="P12" style:family="paragraph">
      <loext:graphic-properties draw:fill="none" draw:fill-color="#ffffff"/>
      <style:paragraph-properties fo:text-align="center"/>
      <style:text-properties fo:color="#3465a4" style:font-name="Jenna Sue" fo:font-weight="bold"/>
    </style:style>
    <style:style style:name="P13" style:family="paragraph">
      <loext:graphic-properties draw:fill="none"/>
      <style:paragraph-properties fo:text-align="center"/>
      <style:text-properties fo:color="#3465a4" style:font-name="Jenna Sue" fo:font-weight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729fcf"/>
      <style:paragraph-properties fo:text-align="center"/>
      <style:text-properties fo:color="#3465a4" style:font-name="Jenna Sue" fo:font-weight="bold"/>
    </style:style>
    <style:style style:name="P16" style:family="paragraph">
      <style:paragraph-properties fo:text-align="center"/>
      <style:text-properties fo:font-size="16pt" fo:letter-spacing="0.06cm" style:font-size-asian="16pt" style:font-size-complex="16pt"/>
    </style:style>
    <style:style style:name="P17" style:family="paragraph">
      <loext:graphic-properties draw:fill="none" draw:fill-color="#ffffff"/>
      <style:paragraph-properties fo:text-align="center"/>
      <style:text-properties fo:color="#3465a4" style:font-name="Jenna Sue" fo:font-size="16pt" fo:letter-spacing="0.06cm" fo:font-weight="bold" style:font-size-asian="16pt" style:font-weight-asian="bold" style:font-size-complex="16pt" style:font-weight-complex="bold"/>
    </style:style>
    <style:style style:name="P18" style:family="paragraph">
      <style:text-properties fo:font-size="26pt" fo:letter-spacing="0.06cm" style:font-size-asian="26pt" style:font-size-complex="26pt"/>
    </style:style>
    <style:style style:name="P19" style:family="paragraph">
      <loext:graphic-properties draw:fill="none" draw:fill-color="#ffffff"/>
      <style:text-properties fo:color="#3465a4" style:font-name="Jenna Sue" fo:font-size="26pt" fo:letter-spacing="0.06cm" fo:font-weight="bold" style:font-size-asian="26pt" style:font-weight-asian="bold" style:font-size-complex="26pt" style:font-weight-complex="bold"/>
    </style:style>
    <style:style style:name="P20" style:family="paragraph">
      <style:text-properties fo:color="#3465a4" fo:font-size="16pt" style:font-size-asian="16pt" style:font-size-complex="16pt"/>
    </style:style>
    <style:style style:name="P21" style:family="paragraph">
      <loext:graphic-properties draw:fill="none" draw:fill-color="#ffffff"/>
      <style:text-properties fo:color="#3465a4" style:font-name="Jenna Sue" fo:font-size="16pt" fo:letter-spacing="0.06cm" fo:font-weight="bold" style:font-size-asian="16pt" style:font-weight-asian="bold" style:font-size-complex="16pt" style:font-weight-complex="bold"/>
    </style:style>
    <style:style style:name="P22" style:family="paragraph">
      <style:paragraph-properties fo:text-align="center"/>
      <style:text-properties fo:color="#3465a4" style:font-name="Jenna Sue" fo:letter-spacing="0.06cm" fo:font-weight="bold"/>
    </style:style>
    <style:style style:name="P23" style:family="paragraph">
      <loext:graphic-properties draw:fill="solid" draw:fill-color="#eeeeee"/>
      <style:paragraph-properties fo:text-align="center"/>
      <style:text-properties fo:color="#3465a4" style:font-name="Jenna Sue" fo:letter-spacing="0.06cm" fo:font-weight="bold"/>
    </style:style>
    <style:style style:name="P24" style:family="paragraph">
      <loext:graphic-properties draw:fill="solid" draw:fill-color="#fffbcc"/>
      <style:paragraph-properties fo:text-align="center"/>
      <style:text-properties fo:color="#3465a4" style:font-name="Jenna Sue" fo:letter-spacing="0.06cm" fo:font-weight="bold"/>
    </style:style>
    <style:style style:name="P25" style:family="paragraph">
      <loext:graphic-properties draw:fill="solid" draw:fill-color="#ffe5ca" draw:opacity="45%"/>
      <style:paragraph-properties fo:text-align="center"/>
      <style:text-properties fo:color="#3465a4" style:font-name="Jenna Sue" fo:letter-spacing="0.06cm" fo:font-weight="bold"/>
    </style:style>
    <style:style style:name="P26" style:family="paragraph">
      <loext:graphic-properties draw:fill="solid" draw:fill-color="#e0efd4" draw:opacity="41%"/>
      <style:paragraph-properties fo:text-align="center"/>
      <style:text-properties fo:color="#3465a4" style:font-name="Jenna Sue" fo:letter-spacing="0.06cm" fo:font-weight="bold"/>
    </style:style>
    <style:style style:name="P27" style:family="paragraph">
      <style:text-properties fo:color="#5e8ac7"/>
    </style:style>
    <style:style style:name="P28" style:family="paragraph">
      <loext:graphic-properties draw:fill="none" draw:fill-color="#ffffff"/>
      <style:text-properties fo:color="#5e8ac7" style:font-name="Daniel Black" fo:letter-spacing="0.12cm" fo:font-weight="bold" style:font-weight-asian="bold" style:font-weight-complex="bold"/>
    </style:style>
    <style:style style:name="P29" style:family="paragraph">
      <style:paragraph-properties fo:text-align="center"/>
      <style:text-properties fo:color="#5e8ac7" fo:font-weight="bold" style:font-weight-asian="bold" style:font-weight-complex="bold"/>
    </style:style>
    <style:style style:name="P30" style:family="paragraph">
      <loext:graphic-properties draw:fill="none"/>
      <style:paragraph-properties fo:text-align="center"/>
      <style:text-properties fo:color="#5e8ac7" style:font-name="Jenna Sue" fo:font-weight="bold" style:font-weight-asian="bold" style:font-weight-complex="bold"/>
    </style:style>
    <style:style style:name="T1" style:family="text">
      <style:text-properties fo:color="#3465a4" style:font-name="Jenna Sue" fo:letter-spacing="0.06cm" fo:font-weight="bold" style:font-weight-asian="bold" style:font-weight-complex="bold"/>
    </style:style>
    <style:style style:name="T2" style:family="text">
      <style:text-properties fo:color="#3465a4" style:font-name="Jenna Sue" fo:font-size="22pt" fo:letter-spacing="0.06cm" fo:font-weight="bold" style:font-size-asian="22pt" style:font-weight-asian="bold" style:font-size-complex="22pt" style:font-weight-complex="bold"/>
    </style:style>
    <style:style style:name="T3" style:family="text">
      <style:text-properties fo:color="#3465a4" style:font-name="Ubuntu" fo:font-size="16pt" fo:letter-spacing="0.06cm" fo:font-weight="normal" style:font-size-asian="16pt" style:font-weight-asian="normal" style:font-size-complex="16pt" style:font-weight-complex="normal"/>
    </style:style>
    <style:style style:name="T4" style:family="text">
      <style:text-properties fo:color="#3465a4" style:font-name="Jenna Sue" fo:font-size="16pt" fo:letter-spacing="0.06cm" fo:font-weight="bold" style:font-size-asian="16pt" style:font-weight-asian="bold" style:font-size-complex="16pt" style:font-weight-complex="bold"/>
    </style:style>
    <style:style style:name="T5" style:family="text">
      <style:text-properties fo:color="#3465a4" style:font-name="Jenna Sue" fo:font-size="26pt" fo:letter-spacing="0.06cm" fo:font-weight="bold" style:font-size-asian="26pt" style:font-weight-asian="bold" style:font-size-complex="26pt" style:font-weight-complex="bold"/>
    </style:style>
    <style:style style:name="T6" style:family="text">
      <style:text-properties fo:color="#3465a4" style:font-name="monofur" fo:font-size="16pt" fo:letter-spacing="0.06cm" fo:font-weight="bold" style:font-size-asian="16pt" style:font-weight-asian="bold" style:font-size-complex="16pt" style:font-weight-complex="bold"/>
    </style:style>
    <style:style style:name="T7" style:family="text">
      <style:text-properties fo:letter-spacing="0.06cm"/>
    </style:style>
    <style:style style:name="T8" style:family="text">
      <style:text-properties fo:color="#5e8ac7" style:font-name="Daniel Black" fo:font-size="26pt" fo:letter-spacing="0.12cm" fo:font-weight="bold" style:font-size-asian="26pt" style:font-weight-asian="bold" style:font-size-complex="26pt" style:font-weight-complex="bold"/>
    </style:style>
    <style:style style:name="T9" style:family="text">
      <style:text-properties fo:color="#5e8ac7" style:font-name="Jenna Sue" fo:font-weight="bold" style:font-weight-asian="bold" style:font-weight-complex="bold"/>
    </style:style>
    <style:style style:name="T10" style:family="text">
      <style:text-properties fo:color="#3465a4" style:font-name="Jenna Sue" fo:font-size="20pt" fo:letter-spacing="0.06cm" fo:font-weight="bold" style:font-size-asian="20pt" style:font-weight-asian="bold" style:font-size-complex="20pt" style:font-weight-complex="bold"/>
    </style:style>
    <style:style style:name="T11" style:family="text">
      <style:text-properties fo:color="#3465a4" style:font-name="monofur" fo:font-size="20pt" fo:letter-spacing="0.06cm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64cm" svg:height="5.457cm" svg:x="1.813cm" svg:y="2.651cm">
          <text:p text:style-name="P1"><text:span text:style-name="T1">V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791cm" svg:height="1.27cm" svg:x="1.686cm" svg:y="9.636cm">
          <text:p text:style-name="P1"><text:span text:style-name="T1">Hard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791cm" svg:height="1.27cm" svg:x="1.686cm" svg:y="8.237cm">
          <text:p text:style-name="P1"><text:span text:style-name="T1">Hypervisor(O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362cm" svg:height="1.27cm" svg:x="1.915cm" svg:y="5.637cm">
          <text:p text:style-name="P1"><text:span text:style-name="T1">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3.051cm" svg:height="1.093cm" svg:x="3.083cm" svg:y="11.16cm">
          <draw:text-box>
            <text:p text:style-name="P6"><text:span text:style-name="T2">VM Model</text:span></text:p>
          </draw:text-box>
        </draw:frame>
        <draw:frame draw:style-name="gr6" draw:text-style-name="P7" draw:layer="layout" svg:width="5.538cm" svg:height="1.026cm" svg:x="8.183cm" svg:y="11.147cm">
          <draw:text-box>
            <text:p text:style-name="P6"><text:span text:style-name="T2">Containers on Metal</text:span></text:p>
          </draw:text-box>
        </draw:frame>
        <draw:custom-shape draw:style-name="gr7" draw:text-style-name="P5" draw:layer="layout" svg:width="5.862cm" svg:height="1.27cm" svg:x="8.036cm" svg:y="8.239cm">
          <text:p text:style-name="P1"><text:span text:style-name="T1">Containe</text:span><text:span text:style-name="T1">r Engine </text:span><text:span text:style-name="T1">on 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2.667cm" svg:height="3.627cm" svg:x="8.186cm" svg:y="4.683cm">
          <text:p text:style-name="P1"><text:span text:style-name="T1">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791cm" svg:height="1.27cm" svg:x="8.086cm" svg:y="9.637cm">
          <text:p text:style-name="P1"><text:span text:style-name="T1">Hardwa</text:span><text:span text:style-name="T1">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2.362cm" svg:height="1.27cm" svg:x="8.364cm" svg:y="6.827cm">
          <text:p text:style-name="P1"><text:span text:style-name="T1">Lib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2.362cm" svg:height="1.27cm" svg:x="8.363cm" svg:y="5.726cm">
          <text:p text:style-name="P1"><text:span text:style-name="T1">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2.667cm" svg:height="3.627cm" svg:x="11.086cm" svg:y="4.683cm">
          <text:p text:style-name="P1"><text:span text:style-name="T1">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2.362cm" svg:height="1.27cm" svg:x="11.264cm" svg:y="6.827cm">
          <text:p text:style-name="P1"><text:span text:style-name="T1">Lib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2.362cm" svg:height="1.27cm" svg:x="11.263cm" svg:y="5.726cm">
          <text:p text:style-name="P1"><text:span text:style-name="T1">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2.362cm" svg:height="1.27cm" svg:x="1.941cm" svg:y="4.175cm">
          <text:p text:style-name="P1"><text:span text:style-name="T1">Lib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2.362cm" svg:height="1.27cm" svg:x="1.94cm" svg:y="3.074cm">
          <text:p text:style-name="P1"><text:span text:style-name="T1">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64cm" svg:height="5.457cm" svg:x="4.614cm" svg:y="2.651cm">
          <text:p text:style-name="P1"><text:span text:style-name="T1">V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362cm" svg:height="1.27cm" svg:x="4.716cm" svg:y="5.637cm">
          <text:p text:style-name="P1"><text:span text:style-name="T1">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2.362cm" svg:height="1.27cm" svg:x="4.742cm" svg:y="4.175cm">
          <text:p text:style-name="P1"><text:span text:style-name="T1">Lib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2.362cm" svg:height="1.27cm" svg:x="4.741cm" svg:y="3.074cm">
          <text:p text:style-name="P1"><text:span text:style-name="T1">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2.64cm" svg:height="6.332cm" svg:x="14.613cm" svg:y="1.762cm">
          <text:p text:style-name="P1"><text:span text:style-name="T1">V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791cm" svg:height="1.27cm" svg:x="14.486cm" svg:y="9.622cm">
          <text:p text:style-name="P1"><text:span text:style-name="T1">Hardwa</text:span><text:span text:style-name="T1">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791cm" svg:height="1.27cm" svg:x="14.486cm" svg:y="8.223cm">
          <text:p text:style-name="P1"><text:span text:style-name="T1">Hypervi</text:span><text:span text:style-name="T1">sor(O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362cm" svg:height="1.27cm" svg:x="14.715cm" svg:y="5.623cm">
          <text:p text:style-name="P1"><text:span text:style-name="T1">CE(O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7" draw:layer="layout" svg:width="4.929cm" svg:height="1.03cm" svg:x="14.783cm" svg:y="11.146cm">
          <draw:text-box>
            <text:p text:style-name="P6"><text:span text:style-name="T2">Containers on VMs</text:span></text:p>
          </draw:text-box>
        </draw:frame>
        <draw:custom-shape draw:style-name="gr13" draw:text-style-name="P8" draw:layer="layout" svg:width="1.146cm" svg:height="3.627cm" svg:x="14.786cm" svg:y="2.083cm">
          <text:p text:style-name="P1"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0.841cm" svg:height="1.27cm" svg:x="14.964cm" svg:y="4.227cm">
          <text:p text:style-name="P1"><text:span text:style-name="T1">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0.842cm" svg:height="1.27cm" svg:x="14.963cm" svg:y="3.126cm">
          <text:p text:style-name="P1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1.146cm" svg:height="3.627cm" svg:x="15.987cm" svg:y="2.083cm">
          <text:p text:style-name="P1"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0.841cm" svg:height="1.27cm" svg:x="16.165cm" svg:y="4.227cm">
          <text:p text:style-name="P1"><text:span text:style-name="T1">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0.842cm" svg:height="1.27cm" svg:x="16.164cm" svg:y="3.126cm">
          <text:p text:style-name="P1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2.64cm" svg:height="6.332cm" svg:x="17.414cm" svg:y="1.763cm">
          <text:p text:style-name="P1"><text:span text:style-name="T1">V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362cm" svg:height="1.27cm" svg:x="17.516cm" svg:y="5.624cm">
          <text:p text:style-name="P1"><text:span text:style-name="T1">CE(O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1.146cm" svg:height="3.627cm" svg:x="17.587cm" svg:y="2.084cm">
          <text:p text:style-name="P1"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0.841cm" svg:height="1.27cm" svg:x="17.765cm" svg:y="4.228cm">
          <text:p text:style-name="P1"><text:span text:style-name="T1">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0.842cm" svg:height="1.27cm" svg:x="17.764cm" svg:y="3.127cm">
          <text:p text:style-name="P1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1.146cm" svg:height="3.627cm" svg:x="18.788cm" svg:y="2.084cm">
          <text:p text:style-name="P1"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0.841cm" svg:height="1.27cm" svg:x="18.966cm" svg:y="4.228cm">
          <text:p text:style-name="P1"><text:span text:style-name="T1">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0.842cm" svg:height="1.27cm" svg:x="18.965cm" svg:y="3.127cm">
          <text:p text:style-name="P1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16" draw:text-style-name="P12" xml:id="id1" draw:id="id1" draw:layer="layout" svg:width="1.27cm" svg:height="1.27cm" svg:x="5.083cm" svg:y="7.477cm">
          <text:p text:style-name="P11">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13" xml:id="id2" draw:id="id2" draw:layer="layout" svg:width="1.27cm" svg:height="1.27cm" svg:x="7.623cm" svg:y="10.017cm">
          <text:p text:style-name="P11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4" draw:layer="layout" draw:type="curve" svg:x1="5.718cm" svg:y1="8.747cm" svg:x2="8.258cm" svg:y2="10.017cm" draw:start-shape="id1" draw:start-glue-point="8" draw:end-shape="id2" draw:end-glue-point="4" svg:d="M5718 8747c0 954 2540 319 2540 1270" svg:viewBox="0 0 2541 1271">
          <text:p/>
        </draw:connector>
        <draw:custom-shape draw:style-name="gr19" draw:text-style-name="P14" xml:id="id3" draw:id="id3" draw:layer="layout" svg:width="7.239cm" svg:height="2.794cm" svg:x="5.267cm" svg:y="12.68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13" draw:layer="layout" svg:width="1.27cm" svg:height="1.27cm" svg:x="7.024cm" svg:y="13.018cm">
          <text:p text:style-name="P1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1.27cm" svg:height="1.27cm" svg:x="10.025cm" svg:y="12.919cm">
          <text:p text:style-name="P11">C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1.27cm" svg:height="1.27cm" svg:x="8.325cm" svg:y="14.019cm">
          <text:p text:style-name="P11">C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7" draw:layer="layout" svg:width="16.746cm" svg:height="2.571cm" svg:x="1.381cm" svg:y="15.701cm">
          <draw:text-box>
            <text:p text:style-name="P16"><text:span text:style-name="T3">^</text:span></text:p>
            <text:p text:style-name="P16"><text:span text:style-name="T4">Linux Kernel Primitives</text:span></text:p>
            <text:p text:style-name="P16"><text:span text:style-name="T4">Namespaces(N) provide isolation, Cgroups(Cg) provide quota, control and accounting,</text:span></text:p>
            <text:p text:style-name="P16"><text:span text:style-name="T4">Capabilities(Cp) provide fine grained privileges</text:span></text:p>
          </draw:text-box>
        </draw:frame>
        <draw:connector draw:style-name="gr18" draw:text-style-name="P14" draw:layer="layout" draw:type="curve" svg:x1="8.258cm" svg:y1="11.287cm" svg:x2="6.172cm" svg:y2="14.086cm" draw:start-shape="id2" draw:start-glue-point="8" draw:end-shape="id3" draw:end-glue-point="9" svg:d="M8258 11287c0 1042-1767 867-2831 1307s-1425 1492 745 1492" svg:viewBox="0 0 3676 2800">
          <text:p/>
        </draw:connector>
        <draw:frame draw:style-name="gr22" draw:text-style-name="P19" draw:layer="layout" svg:width="5.381cm" svg:height="1.17cm" svg:x="5.845cm" svg:y="5.926cm">
          <draw:text-box>
            <text:p text:style-name="P18"><text:span text:style-name="T5">Docker using LXC</text:span></text:p>
          </draw:text-box>
        </draw:frame>
        <draw:frame draw:style-name="gr22" draw:text-style-name="P21" draw:layer="layout" svg:width="6.111cm" svg:height="1.974cm" svg:x="8.94cm" svg:y="10.004cm">
          <draw:text-box>
            <text:p text:style-name="P20"><text:span text:style-name="T4">&lt;</text:span><text:span text:style-name="T6"> </text:span><text:span text:style-name="T4">liblxc</text:span></text:p>
            <text:p text:style-name="P20"><text:span text:style-name="T4">Provides an interface to</text:span></text:p>
            <text:p text:style-name="P20"><text:span text:style-name="T4">create and manage containers.</text:span></text:p>
          </draw:text-box>
        </draw:frame>
        <draw:frame draw:style-name="gr22" draw:text-style-name="P21" draw:layer="layout" svg:width="11.726cm" svg:height="1.411cm" svg:x="6.441cm" svg:y="7.404cm">
          <draw:text-box>
            <text:p text:style-name="P20"><text:span text:style-name="T4">&lt;</text:span><text:span text:style-name="T6"> </text:span><text:span text:style-name="T4">docker daemon</text:span></text:p>
            <text:p text:style-name="P20"><text:span text:style-name="T4">Provides cognitive api on top of liblxc, to create containers</text:span></text:p>
          </draw:text-box>
        </draw:frame>
      </draw:page>
      <draw:page draw:name="page3" draw:style-name="dp1" draw:master-page-name="Default">
        <draw:custom-shape draw:style-name="gr23" draw:text-style-name="P23" xml:id="id11" draw:id="id11" draw:layer="layout" svg:width="1.27cm" svg:height="1.27cm" svg:x="6.909cm" svg:y="5.822cm">
          <text:p text:style-name="P22"><text:span text:style-name="T7">D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24" xml:id="id4" draw:id="id4" draw:layer="layout" svg:width="1.27cm" svg:height="1.27cm" svg:x="6.95cm" svg:y="8.902cm">
          <text:p text:style-name="P22"><text:span text:style-name="T7">C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25" xml:id="id5" draw:id="id5" draw:layer="layout" svg:width="1.27cm" svg:height="1.27cm" svg:x="1.651cm" svg:y="13.003cm">
          <text:p text:style-name="P22"><text:span text:style-name="T7">C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26" draw:layer="layout" svg:width="1.27cm" svg:height="1.27cm" svg:x="1.652cm" svg:y="14.004cm">
          <text:p text:style-name="P22"><text:span text:style-name="T7">Rc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25" xml:id="id6" draw:id="id6" draw:layer="layout" svg:width="1.27cm" svg:height="1.27cm" svg:x="3.352cm" svg:y="13.004cm">
          <text:p text:style-name="P22"><text:span text:style-name="T7">C</text:span><text:span text:style-name="T7">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26" draw:layer="layout" svg:width="1.27cm" svg:height="1.27cm" svg:x="3.353cm" svg:y="14.005cm">
          <text:p text:style-name="P22"><text:span text:style-name="T7">R</text:span><text:span text:style-name="T7">c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25" xml:id="id7" draw:id="id7" draw:layer="layout" svg:width="1.27cm" svg:height="1.27cm" svg:x="5.053cm" svg:y="13.005cm">
          <text:p text:style-name="P22"><text:span text:style-name="T7">C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26" draw:layer="layout" svg:width="1.27cm" svg:height="1.27cm" svg:x="5.054cm" svg:y="14.006cm">
          <text:p text:style-name="P22"><text:span text:style-name="T7">R</text:span><text:span text:style-name="T7">c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25" xml:id="id8" draw:id="id8" draw:layer="layout" svg:width="1.27cm" svg:height="1.27cm" svg:x="9.152cm" svg:y="13.004cm">
          <text:p text:style-name="P22"><text:span text:style-name="T7">C</text:span><text:span text:style-name="T7">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26" draw:layer="layout" svg:width="1.27cm" svg:height="1.27cm" svg:x="9.153cm" svg:y="14.005cm">
          <text:p text:style-name="P22"><text:span text:style-name="T7">R</text:span><text:span text:style-name="T7">c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25" xml:id="id9" draw:id="id9" draw:layer="layout" svg:width="1.27cm" svg:height="1.27cm" svg:x="10.853cm" svg:y="13.005cm">
          <text:p text:style-name="P22"><text:span text:style-name="T7">C</text:span><text:span text:style-name="T7">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26" draw:layer="layout" svg:width="1.27cm" svg:height="1.27cm" svg:x="10.854cm" svg:y="14.006cm">
          <text:p text:style-name="P22"><text:span text:style-name="T7">R</text:span><text:span text:style-name="T7">c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25" xml:id="id10" draw:id="id10" draw:layer="layout" svg:width="1.27cm" svg:height="1.27cm" svg:x="12.554cm" svg:y="13.006cm">
          <text:p text:style-name="P22"><text:span text:style-name="T7">C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26" draw:layer="layout" svg:width="1.27cm" svg:height="1.27cm" svg:x="12.555cm" svg:y="14.007cm">
          <text:p text:style-name="P22"><text:span text:style-name="T7">R</text:span><text:span text:style-name="T7">c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7" draw:text-style-name="P14" draw:layer="layout" draw:type="curve" svg:x1="7.585cm" svg:y1="10.172cm" svg:x2="2.286cm" svg:y2="13.003cm" draw:start-shape="id4" draw:start-glue-point="8" draw:end-shape="id5" svg:d="M7585 10172c0 2124-5299 709-5299 2831" svg:viewBox="0 0 5300 2832">
          <text:p/>
        </draw:connector>
        <draw:connector draw:style-name="gr27" draw:text-style-name="P14" draw:layer="layout" draw:type="curve" svg:x1="7.585cm" svg:y1="10.172cm" svg:x2="3.987cm" svg:y2="13.004cm" draw:start-shape="id4" draw:start-glue-point="8" draw:end-shape="id6" draw:end-glue-point="4" svg:d="M7585 10172c0 2125-3598 710-3598 2832" svg:viewBox="0 0 3599 2833">
          <text:p/>
        </draw:connector>
        <draw:connector draw:style-name="gr27" draw:text-style-name="P14" draw:layer="layout" draw:type="curve" draw:line-skew="0.344cm" svg:x1="7.544cm" svg:y1="10.172cm" svg:x2="5.688cm" svg:y2="13.005cm" draw:end-shape="id7" draw:end-glue-point="4" svg:d="M7544 10172c0 2245-1856 829-1856 2833" svg:viewBox="0 0 1857 2834">
          <text:p/>
        </draw:connector>
        <draw:connector draw:style-name="gr27" draw:text-style-name="P14" draw:layer="layout" draw:type="curve" svg:x1="7.482cm" svg:y1="10.172cm" svg:x2="9.787cm" svg:y2="13.004cm" draw:end-shape="id8" draw:end-glue-point="4" svg:d="M7482 10172c0 1729 2305 314 2305 2832" svg:viewBox="0 0 2306 2833">
          <text:p/>
        </draw:connector>
        <draw:connector draw:style-name="gr27" draw:text-style-name="P14" draw:layer="layout" draw:type="curve" svg:x1="7.543cm" svg:y1="10.172cm" svg:x2="11.488cm" svg:y2="13.005cm" draw:end-shape="id9" draw:end-glue-point="4" svg:d="M7543 10172c0 1729 3945 313 3945 2833" svg:viewBox="0 0 3946 2834">
          <text:p/>
        </draw:connector>
        <draw:connector draw:style-name="gr27" draw:text-style-name="P14" draw:layer="layout" draw:type="curve" svg:x1="7.594cm" svg:y1="10.172cm" svg:x2="13.189cm" svg:y2="13.006cm" draw:end-shape="id10" draw:end-glue-point="4" svg:d="M7594 10172c0 1731 5595 314 5595 2834" svg:viewBox="0 0 5596 2835">
          <text:p/>
        </draw:connector>
        <draw:frame draw:style-name="gr22" draw:text-style-name="P28" draw:layer="layout" svg:width="1.352cm" svg:height="1.593cm" svg:x="7.162cm" svg:y="13.119cm">
          <draw:text-box>
            <text:p text:style-name="P27"><text:span text:style-name="T8">...</text:span></text:p>
          </draw:text-box>
        </draw:frame>
        <draw:connector draw:style-name="gr27" draw:text-style-name="P14" draw:layer="layout" draw:type="curve" svg:x1="7.544cm" svg:y1="7.092cm" svg:x2="6.95cm" svg:y2="9.537cm" draw:start-shape="id11" draw:start-glue-point="8" draw:end-shape="id4" draw:end-glue-point="6" svg:d="M7544 7092c0 1359-561 1132-907 1404s-477 1041 313 1041" svg:viewBox="0 0 1180 2446">
          <text:p/>
        </draw:connector>
        <draw:custom-shape draw:style-name="gr28" draw:text-style-name="P30" draw:layer="layout" svg:width="1.016cm" svg:height="1.016cm" svg:x="1.783cm" svg:y="15.474cm">
          <text:p text:style-name="P29"><text:span text:style-name="T9">C</text:span></text:p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3716.8141592920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30" draw:layer="layout" svg:width="1.016cm" svg:height="1.016cm" svg:x="3.484cm" svg:y="15.475cm">
          <text:p text:style-name="P29"><text:span text:style-name="T9">C</text:span></text:p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3716.8141592920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30" draw:layer="layout" svg:width="1.016cm" svg:height="1.016cm" svg:x="5.285cm" svg:y="15.476cm">
          <text:p text:style-name="P29"><text:span text:style-name="T9">C</text:span></text:p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3716.8141592920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30" draw:layer="layout" svg:width="1.016cm" svg:height="1.016cm" svg:x="9.385cm" svg:y="15.476cm">
          <text:p text:style-name="P29"><text:span text:style-name="T9">C</text:span></text:p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3716.8141592920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30" draw:layer="layout" svg:width="1.016cm" svg:height="1.016cm" svg:x="10.986cm" svg:y="15.477cm">
          <text:p text:style-name="P29"><text:span text:style-name="T9">C</text:span></text:p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3716.8141592920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30" draw:layer="layout" svg:width="1.016cm" svg:height="1.016cm" svg:x="12.787cm" svg:y="15.478cm">
          <text:p text:style-name="P29"><text:span text:style-name="T9">C</text:span></text:p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3716.8141592920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2" draw:text-style-name="P19" draw:layer="layout" svg:width="6.642cm" svg:height="1.17cm" svg:x="7.76cm" svg:y="4.429cm">
          <draw:text-box>
            <text:p text:style-name="P18"><text:span text:style-name="T5">D</text:span><text:span text:style-name="T5">oc</text:span><text:span text:style-name="T5">ke</text:span><text:span text:style-name="T5">r </text:span><text:span text:style-name="T5">C</text:span><text:span text:style-name="T5">ur</text:span><text:span text:style-name="T5">re</text:span><text:span text:style-name="T5">nt </text:span><text:span text:style-name="T5">S</text:span><text:span text:style-name="T5">t</text:span><text:span text:style-name="T5">a</text:span><text:span text:style-name="T5">te</text:span></text:p>
          </draw:text-box>
        </draw:frame>
        <draw:frame draw:style-name="gr22" draw:text-style-name="P21" draw:layer="layout" svg:width="8.876cm" svg:height="1.568cm" svg:x="8.255cm" svg:y="5.939cm">
          <draw:text-box>
            <text:p text:style-name="P20"><text:span text:style-name="T10">&lt;</text:span><text:span text:style-name="T11"> </text:span><text:span text:style-name="T10">dockerd</text:span></text:p>
            <text:p text:style-name="P20"><text:span text:style-name="T4">Provides api, image </text:span><text:span text:style-name="T4">management and </text:span><text:span text:style-name="T4">network</text:span></text:p>
          </draw:text-box>
        </draw:frame>
        <draw:frame draw:style-name="gr22" draw:text-style-name="P21" draw:layer="layout" svg:width="11.188cm" svg:height="1.568cm" svg:x="8.355cm" svg:y="8.939cm">
          <draw:text-box>
            <text:p text:style-name="P20"><text:span text:style-name="T10">&lt;</text:span><text:span text:style-name="T11"> </text:span><text:span text:style-name="T10">docker-containerd</text:span></text:p>
            <text:p text:style-name="P20"><text:span text:style-name="T4">Provides container lifecycle management, OCI compliance</text:span></text:p>
          </draw:text-box>
        </draw:frame>
        <draw:frame draw:style-name="gr22" draw:text-style-name="P21" draw:layer="layout" svg:width="6.192cm" svg:height="1.568cm" svg:x="13.755cm" svg:y="12.739cm">
          <draw:text-box>
            <text:p text:style-name="P20"><text:span text:style-name="T10">&lt;</text:span><text:span text:style-name="T11"> </text:span><text:span text:style-name="T10">docker-containerd-shim</text:span></text:p>
            <text:p text:style-name="P20"><text:span text:style-name="T4">Parents the containers</text:span></text:p>
          </draw:text-box>
        </draw:frame>
        <draw:frame draw:style-name="gr22" draw:text-style-name="P21" draw:layer="layout" svg:width="6.173cm" svg:height="1.568cm" svg:x="13.755cm" svg:y="14.139cm">
          <draw:text-box>
            <text:p text:style-name="P20"><text:span text:style-name="T10">&lt;</text:span><text:span text:style-name="T11"> </text:span><text:span text:style-name="T10">runc</text:span></text:p>
            <text:p text:style-name="P20"><text:span text:style-name="T4">Implements OCI Runtime Spe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fur" svg:font-family="monofur" style:font-pitch="fixed"/>
    <style:font-face style:name="Daniel Black" svg:font-family="'Daniel Black'" style:font-pitch="variable"/>
    <style:font-face style:name="Jenna Sue" svg:font-family="'Jenna Sue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7T17:50:15.314842090</meta:creation-date>
    <dc:date>2018-06-08T10:06:47.836879876</dc:date>
    <meta:editing-duration>PT12M10S</meta:editing-duration>
    <meta:editing-cycles>3</meta:editing-cycles>
    <meta:generator>LibreOffice/6.0.4.2$Linux_X86_64 LibreOffice_project/00m0$Build-2</meta:generator>
    <meta:document-statistic meta:object-count="84"/>
  </office:meta>
</office:document-meta>
</file>